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2483a4" officeooo:paragraph-rsid="002483a4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officeooo:paragraph-rsid="0027b3ab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none" fo:font-weight="bold" officeooo:rsid="002483a4" officeooo:paragraph-rsid="002483a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94e7e4" officeooo:paragraph-rsid="0094e7e4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1pt" fo:font-style="italic" style:text-underline-style="none" fo:font-weight="bold" officeooo:rsid="00976f4e" officeooo:paragraph-rsid="00976f4e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Standard">
      <style:text-properties officeooo:paragraph-rsid="009c751d"/>
    </style:style>
    <style:style style:name="P7" style:family="paragraph" style:parent-style-name="Standard">
      <style:text-properties fo:color="#000000" style:text-outline="false" fo:letter-spacing="normal" fo:font-style="normal" style:text-underline-style="none" fo:font-weight="normal" officeooo:rsid="0094e7e4" style:letter-kerning="false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text-properties fo:color="#000000" style:text-outline="false" fo:letter-spacing="normal" fo:font-style="normal" style:text-underline-style="none" fo:font-weight="normal" officeooo:rsid="0097ba36" officeooo:paragraph-rsid="0097ba36" style:letter-kerning="false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color="#000000" style:text-outline="false" fo:letter-spacing="normal" fo:font-style="italic" style:text-underline-style="none" fo:font-weight="normal" officeooo:rsid="0094e7e4" style:letter-kerning="false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text-properties fo:color="#000000" style:text-outline="false" fo:letter-spacing="normal" fo:font-style="italic" style:text-underline-style="none" fo:font-weight="bold" officeooo:rsid="009c751d" officeooo:paragraph-rsid="009c751d" style:letter-kerning="false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Standard">
      <style:text-properties fo:color="#000000" style:text-outline="false" fo:letter-spacing="normal" style:text-underline-style="none" fo:font-weight="normal" style:letter-kerning="false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tyle="normal" fo:font-weight="bold" officeooo:rsid="0097ba36" officeooo:paragraph-rsid="009d4a55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color="#000000" style:text-outline="false" fo:letter-spacing="normal" style:text-underline-style="none" fo:font-weight="bold" officeooo:rsid="009d4a55" officeooo:paragraph-rsid="009d4a55" style:letter-kerning="false" style:font-size-asian="11pt" style:font-weight-asian="bold" style:font-size-complex="11pt" style:font-weight-complex="bold"/>
    </style:style>
    <style:style style:name="P14" style:family="paragraph" style:parent-style-name="Standard">
      <style:text-properties fo:color="#000000" style:text-outline="false" fo:letter-spacing="normal" style:text-underline-style="none" fo:font-weight="bold" officeooo:rsid="009d4a55" officeooo:paragraph-rsid="009d86c2" style:letter-kerning="false" style:font-size-asian="11pt" style:font-weight-asian="bold" style:font-size-complex="11pt" style:font-weight-complex="bold"/>
    </style:style>
    <style:style style:name="P15" style:family="paragraph" style:parent-style-name="Standard">
      <style:text-properties fo:color="#000000" style:text-outline="false" fo:letter-spacing="normal" fo:font-style="italic" style:text-underline-style="none" fo:font-weight="bold" officeooo:rsid="009d86c2" officeooo:paragraph-rsid="009d86c2" style:letter-kerning="false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2d75cc" officeooo:paragraph-rsid="009e7ce9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9d4a55" officeooo:paragraph-rsid="009e7ce9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9e7ce9" officeooo:paragraph-rsid="009e7ce9" style:font-size-asian="11pt" style:font-weight-asian="normal" style:font-size-complex="11pt" style:font-weight-complex="normal"/>
    </style:style>
    <style:style style:name="T1" style:family="text">
      <style:text-properties style:text-underline-style="none" fo:font-weight="normal" officeooo:rsid="0027b3ab" style:font-weight-asian="normal" style:font-weight-complex="normal"/>
    </style:style>
    <style:style style:name="T2" style:family="text">
      <style:text-properties officeooo:rsid="0029e996"/>
    </style:style>
    <style:style style:name="T3" style:family="text">
      <style:text-properties officeooo:rsid="0030c72f"/>
    </style:style>
    <style:style style:name="T4" style:family="text">
      <style:text-properties officeooo:rsid="0093b64b"/>
    </style:style>
    <style:style style:name="T5" style:family="text">
      <style:text-properties fo:color="#000000" style:text-outline="false" fo:letter-spacing="normal" fo:font-style="normal" style:letter-kerning="false" style:font-style-asian="normal" style:font-style-complex="normal"/>
    </style:style>
    <style:style style:name="T6" style:family="text">
      <style:text-properties fo:color="#000000" style:text-outline="false" fo:letter-spacing="normal" fo:font-style="normal" style:text-underline-style="none" fo:font-weight="normal" officeooo:rsid="0094e7e4" style:letter-kerning="false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color="#000000" style:text-outline="false" fo:letter-spacing="normal" fo:font-style="normal" style:text-underline-style="solid" style:text-underline-width="auto" style:text-underline-color="font-color" style:letter-kerning="false" style:font-style-asian="normal" style:font-style-complex="normal"/>
    </style:style>
    <style:style style:name="T8" style:family="text">
      <style:text-properties fo:color="#000000" style:text-outline="false" fo:letter-spacing="normal" fo:font-style="italic" style:letter-kerning="false" style:font-style-asian="italic" style:font-style-complex="italic"/>
    </style:style>
    <style:style style:name="T9" style:family="text">
      <style:text-properties fo:color="#000000" style:text-outline="false" fo:letter-spacing="normal" fo:font-style="italic" style:text-underline-style="none" fo:font-weight="normal" officeooo:rsid="0094e7e4" style:letter-kerning="false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fo:color="#000000" style:text-outline="false" fo:letter-spacing="normal" fo:font-style="italic" style:text-underline-style="none" style:letter-kerning="false" style:font-size-asian="11pt" style:font-style-asian="italic" style:font-size-complex="11pt" style:font-style-complex="italic"/>
    </style:style>
    <style:style style:name="T11" style:family="text">
      <style:text-properties fo:color="#000000" style:text-outline="false" fo:letter-spacing="normal" fo:font-style="italic" style:text-underline-style="none" officeooo:rsid="0094e7e4" style:letter-kerning="false" style:font-size-asian="11pt" style:font-style-asian="italic" style:font-size-complex="11pt" style:font-style-complex="italic"/>
    </style:style>
    <style:style style:name="T12" style:family="text">
      <style:text-properties fo:color="#000000" style:text-outline="false" fo:letter-spacing="normal" style:text-underline-style="none" fo:font-weight="normal" style:letter-kerning="false" style:font-size-asian="11pt" style:font-weight-asian="normal" style:font-size-complex="11pt" style:font-weight-complex="normal"/>
    </style:style>
    <style:style style:name="T13" style:family="text">
      <style:text-properties fo:color="#000000" style:text-outline="false" fo:letter-spacing="normal" style:text-underline-style="none" fo:font-weight="normal" officeooo:rsid="0094e7e4" style:letter-kerning="false" style:font-size-asian="11pt" style:font-weight-asian="normal" style:font-size-complex="11pt" style:font-weight-complex="normal"/>
    </style:style>
    <style:style style:name="T14" style:family="text">
      <style:text-properties fo:color="#000000" style:text-outline="false" fo:letter-spacing="normal" style:text-underline-style="none" fo:font-weight="normal" officeooo:rsid="009c751d" style:letter-kerning="false" style:font-size-asian="11pt" style:font-weight-asian="normal" style:font-size-complex="11pt" style:font-weight-complex="normal"/>
    </style:style>
    <style:style style:name="T15" style:family="text">
      <style:text-properties fo:color="#000000" style:text-outline="false" fo:letter-spacing="normal" style:text-underline-style="none" officeooo:rsid="009a771d" style:letter-kerning="false" style:font-size-asian="11pt" style:font-size-complex="11pt"/>
    </style:style>
    <style:style style:name="T16" style:family="text">
      <style:text-properties fo:color="#000000" style:text-outline="false" fo:letter-spacing="normal" style:text-underline-style="none" fo:font-weight="bold" officeooo:rsid="009c751d" style:letter-kerning="false" style:font-size-asian="11pt" style:font-weight-asian="bold" style:font-size-complex="11pt" style:font-weight-complex="bold"/>
    </style:style>
    <style:style style:name="T17" style:family="text">
      <style:text-properties fo:color="#000000" style:text-outline="false" style:font-name="Liberation Serif" fo:letter-spacing="normal" fo:font-style="normal" officeooo:rsid="00961189" style:letter-kerning="false" style:font-style-asian="normal" style:font-style-complex="normal"/>
    </style:style>
    <style:style style:name="T18" style:family="text">
      <style:text-properties fo:color="#000000" style:text-outline="false" style:font-name="Liberation Serif" fo:letter-spacing="normal" fo:font-style="normal" style:text-underline-style="none" fo:font-weight="normal" officeooo:rsid="00961189" style:letter-kerning="false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color="#000000" style:text-outline="false" style:font-name="Liberation Serif" fo:letter-spacing="normal" fo:font-style="normal" style:text-underline-style="solid" style:text-underline-width="auto" style:text-underline-color="font-color" fo:font-weight="normal" officeooo:rsid="00961189" style:letter-kerning="false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color="#000000" style:text-outline="false" style:font-name="Liberation Serif" fo:letter-spacing="normal" fo:font-style="italic" style:text-underline-style="none" fo:font-weight="normal" officeooo:rsid="00961189" style:letter-kerning="false" style:font-size-asian="11pt" style:font-style-asian="italic" style:font-weight-asian="normal" style:font-size-complex="11pt" style:font-style-complex="italic" style:font-weight-complex="normal"/>
    </style:style>
    <style:style style:name="T21" style:family="text">
      <style:text-properties fo:color="#000000" style:text-outline="false" style:font-name="Liberation Serif" fo:letter-spacing="normal" style:text-underline-style="none" fo:font-weight="normal" officeooo:rsid="00961189" style:letter-kerning="false" style:font-size-asian="11pt" style:font-weight-asian="normal" style:font-size-complex="11pt" style:font-weight-complex="normal"/>
    </style:style>
    <style:style style:name="T22" style:family="text">
      <style:text-properties fo:color="#000000" style:text-outline="false" style:font-name="Liberation Serif" fo:letter-spacing="normal" style:text-underline-style="none" officeooo:rsid="009a771d" style:letter-kerning="false" style:font-size-asian="11pt" style:font-size-complex="11pt"/>
    </style:style>
    <style:style style:name="T23" style:family="text">
      <style:text-properties officeooo:rsid="0099ade2"/>
    </style:style>
    <style:style style:name="T24" style:family="text">
      <style:text-properties officeooo:rsid="009d86c2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style:font-name="Liberation Serif" fo:font-size="11pt" style:text-underline-style="none" fo:font-weight="bold" officeooo:rsid="009d4a55" style:font-size-asian="11pt" style:font-weight-asian="bold" style:font-size-complex="11pt" style:font-weight-complex="bold"/>
    </style:style>
    <style:style style:name="T29" style:family="text">
      <style:text-properties officeooo:rsid="009e7c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etriebs- und Kommunikationssysteme</text:p>
      <text:p text:style-name="P3">Übung <text:span text:style-name="T4">12</text:span></text:p>
      <text:p text:style-name="P1"/>
      <text:p text:style-name="P1">Andreas Timmermann, <text:span text:style-name="T3">Nhu Quynh</text:span></text:p>
      <text:p text:style-name="P1">Matrikelnummer: 4994606, …</text:p>
      <text:p text:style-name="P2"><text:span text:style-name="T1">Gruppe 1 (</text:span><text:bookmark text:name="studentViewForm:studentViewSectionsTable:2:instructorName"/>David <text:span text:style-name="T2">Bohn</text:span><text:span text:style-name="T1">)</text:span></text:p>
      <text:p text:style-name="P1"/>
      <text:p text:style-name="P16">Aufgabe <text:span text:style-name="T29">1</text:span>)</text:p>
      <text:p text:style-name="P18">Ich werde an der 120 Min Klausur teilnehmen.</text:p>
      <text:p text:style-name="P18"/>
      <text:p text:style-name="P16">Aufgabe <text:span text:style-name="T23">2</text:span>)</text:p>
      <text:p text:style-name="P17">a)</text:p>
      <text:p text:style-name="P5">1)</text:p>
      <text:p text:style-name="P4"><text:span text:style-name="T5">- </text:span><text:span text:style-name="T8">FLAG (Header)</text:span><text:span text:style-name="T5"> A B </text:span><text:span text:style-name="T7">ESC</text:span><text:span text:style-name="T5"> FLAG </text:span><text:span text:style-name="T7">ESC</text:span><text:span text:style-name="T5"> ESC B B </text:span><text:span text:style-name="T8">(Trailer) FLAG</text:span></text:p>
      <text:p text:style-name="P7"/>
      <text:p text:style-name="Standard"><text:span text:style-name="T6">- </text:span><text:span text:style-name="T9">01111110 </text:span><text:span text:style-name="T20">(Header)</text:span><text:span text:style-name="T18"> </text:span><text:span text:style-name="T17">01000111 </text:span><text:span text:style-name="T18">11100011 </text:span><text:span text:style-name="T19">11100000</text:span><text:span text:style-name="T18"> </text:span><text:span text:style-name="T6">01111110 </text:span><text:span text:style-name="T19">11100000</text:span><text:span text:style-name="T18"> 11100000 11100011 11100011 </text:span><text:span text:style-name="T20">(Header) </text:span><text:span text:style-name="T9">01111110</text:span></text:p>
      <text:p text:style-name="P9"/>
      <text:p text:style-name="P12"><text:span text:style-name="T11">2</text:span><text:span text:style-name="T10">)</text:span></text:p>
      <text:p text:style-name="P12"><text:span text:style-name="T9">01111110 </text:span><text:span text:style-name="T20">(Header)</text:span><text:span text:style-name="T21"> 0100011111</text:span><text:span text:style-name="T22">0</text:span><text:span text:style-name="T21">100011</text:span><text:span text:style-name="T13">011111</text:span><text:span text:style-name="T15">0</text:span><text:span text:style-name="T13">10</text:span><text:span text:style-name="T21">1110000011100011111</text:span><text:span text:style-name="T22">0</text:span><text:span text:style-name="T21">00011 </text:span><text:span text:style-name="T20">(Header) </text:span><text:span text:style-name="T9">01111110</text:span></text:p>
      <text:p text:style-name="P8"/>
      <text:p text:style-name="P10">3)</text:p>
      <text:p text:style-name="P6"><text:span text:style-name="T12">01111011111011101111110 </text:span><text:span text:style-name="T14">→ Bitsuffering → 01111011111</text:span><text:span text:style-name="T16">0</text:span><text:span text:style-name="T14">0111011111</text:span><text:span text:style-name="T16">0</text:span><text:span text:style-name="T14">10</text:span></text:p>
      <text:p text:style-name="P11"/>
      <text:p text:style-name="P13">b)</text:p>
      <text:p text:style-name="P13"/>
      <text:p text:style-name="P14"><text:span text:style-name="T24">c</text:span>)</text:p>
      <text:p text:style-name="P15">1)<text:span text:style-name="T26"> Ein Gerät A ist in Reichweite eines Gerätes B und sendet Daten. Ein Gerät C ist auch in Reichweite von Gerät B aber nicht von Gerät A und sendet auch Daten an B. Jetzt entsteht ein Kollision, da B nicht gleichzeitig von beiden Daten empfangen kann.</text:span></text:p>
      <text:p text:style-name="P15">2)<text:span text:style-name="T26"> In Wlan-Netzen.</text:span></text:p>
      <text:p text:style-name="P15">3)<text:span text:style-name="T26"> Das Problem wird Teilweise durch RTS/CTS minimiert. Es kann aber nicht endgültig unterdrückt werd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_20_1" style:display-name="List 1" style:family="paragraph" style:parent-style-name="List" style:class="list"/>
    <style:style style:name="List_20_2" style:display-name="List 2" style:family="paragraph" style:parent-style-name="List" style:class="list"/>
    <style:style style:name="List_20_3" style:display-name="List 3" style:family="paragraph" style:parent-style-name="List" style:class="list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6:53:35.064495000</meta:creation-date>
    <meta:generator>LibreOffice/4.4.7.2$MacOSX_X86_64 LibreOffice_project/f3153a8b245191196a4b6b9abd1d0da16eead600</meta:generator>
    <dc:date>2016-01-28T21:57:41.463970000</dc:date>
    <meta:editing-duration>PT12H33M42S</meta:editing-duration>
    <meta:editing-cycles>132</meta:editing-cycles>
    <meta:document-statistic meta:table-count="0" meta:image-count="0" meta:object-count="0" meta:page-count="1" meta:paragraph-count="21" meta:word-count="135" meta:character-count="884" meta:non-whitespace-character-count="770"/>
  </office:meta>
</office:document-meta>
</file>